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Heading_20_2"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WW8Num7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Text_20_body" style:list-style-name=""/>
    <style:style style:name="P15" style:family="paragraph" style:parent-style-name="Text_20_body" style:list-style-name="">
      <style:text-properties fo:font-size="12pt" style:font-size-asian="12pt" style:font-size-complex="12pt"/>
    </style:style>
    <style:style style:name="P1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size-asian="14pt"/>
    </style:style>
    <style:style style:name="T9" style:family="text">
      <style:text-properties style:font-size-complex="14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emória Virtual<text:line-break/>Caso de Uso: Busca Simples</text:p>
      <text:h text:style-name="P17" text:outline-level="1">Breve Descrição</text:h>
      <text:p text:style-name="P13"><text:tab/>O caso de uso Busca Simples permite a realização de pesquisa dos dados cadastrados na base de dados do sistema,ou seja a busca e exibição de bens e instituições.</text:p>
      <text:h text:style-name="P17" text:outline-level="1">Breve Descrição dos Atores</text:h>
      <text:p text:style-name="P6"><text:span text:style-name="T3"><text:tab/>Usuário</text:span><text:span text:style-name="T4">-Comum:</text:span><text:span text:style-name="T3"> realiza busca simples, ou seja, tem acesso a base de dados somente para a pesquisa de dados que estejam disponíveis no sistema.</text:span></text:p>
      <text:h text:style-name="P17" text:outline-level="1">Pré-Condições</text:h>
      <text:p text:style-name="Standard"><text:tab/>Para o usuário comum não é requisitada nenhuma pré-condição de acesso.</text:p>
      <text:h text:style-name="P17" text:outline-level="1">Fluxo Básico de Eventos</text:h>
      <text:list xml:id="list454976587" text:style-name="L4">
        <text:list-item>
          <text:p text:style-name="P11">O usuário entra no sistema e vai até o ícone de busca;</text:p>
        </text:list-item>
        <text:list-item>
          <text:p text:style-name="P11">O usuário digita as palavras a serem pesquisadas;</text:p>
        </text:list-item>
        <text:list-item>
          <text:p text:style-name="P11">O usuário clica no botão “Buscar”;</text:p>
        </text:list-item>
        <text:list-item>
          <text:p text:style-name="P11">O sistema avalia a as palavras fornecidas pelo usuário e realiza uma busca na base de dados;</text:p>
        </text:list-item>
        <text:list-item>
          <text:p text:style-name="P11">O sistema exibe o resultado da pesquisa em formato de lista em um nova página contendo uma imagem e uma breve descrição dos bens patrimoniais encontrados;</text:p>
        </text:list-item>
        <text:list-item>
          <text:p text:style-name="P11">O caso de uso é encerrado.</text:p>
        </text:list-item>
      </text:list>
      <text:h text:style-name="P17" text:outline-level="1">Fluxos Alternativos</text:h>
      <text:h text:style-name="P7" text:outline-level="2">Fluxo Alternativo 1</text:h>
      <text:p text:style-name="Standard"><text:tab/>No passo 4 não é encontrado nenhum resultado na base de dados</text:p>
      <text:list xml:id="list1614842096" text:style-name="L2">
        <text:list-item>
          <text:list>
            <text:list-item>
              <text:list>
                <text:list-item>
                  <text:p text:style-name="P9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9">O caso de uso é encerrado.</text:p>
                </text:list-item>
              </text:list>
            </text:list-item>
          </text:list>
        </text:list-item>
      </text:list>
      <text:p text:style-name="P6"><text:span text:style-name="T5"/></text:p>
      <text:h text:style-name="Heading_20_1" text:outline-level="1"><text:span text:style-name="T7">Pós-Condições</text:span></text:h>
      <text:p text:style-name="P15">Fluxo básico: o sistema retorna os bens patrimoniais encontrados;</text:p>
      <text:p text:style-name="P14">Fluxo Alternativo 1: o sistema não encontra na base de dados nenhum registro similar;</text:p>
      <text:h text:style-name="P18" text:outline-level="1">Requisitos Especiais</text:h>
      <text:p text:style-name="Standard"><text:tab/>Performance: os resultados devem ser retornados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text-align="justify" style:justify-single-word="false" fo:keep-together="always" fo:orphans="0" fo:widows="0" fo:text-indent="0in" style:auto-text-indent="false"/>
      <style:text-properties fo:font-size="12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54in" fo:margin-left="-0.0799in" table:align="left" style:writing-mode="lr-tb"/>
    </style:style>
    <style:style style:name="Tabela2.A" style:family="table-column">
      <style:table-column-properties style:column-width="4.4299in"/>
    </style:style>
    <style:style style:name="Tabela2.B" style:family="table-column">
      <style:table-column-properties style:column-width="1.6556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simples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2"><text:page-count style:num-format="1">1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title>&lt;use-case name&gt;</dc:title>
    <dc:subject>&lt;project&gt;</dc:subject>
    <meta:creation-date>2010-03-13T08:57:29.36</meta:creation-date>
    <meta:editing-cycles>30</meta:editing-cycles>
    <meta:editing-duration>PT01H13M37S</meta:editing-duration>
    <dc:date>2010-03-18T15:14:16</dc:date>
    <meta:generator>OpenOffice.org/3.1$Linux OpenOffice.org_project/310m19$Build-9420</meta:generator>
    <dc:creator>Thiago Bianchi</dc:creator>
    <meta:document-statistic meta:table-count="2" meta:image-count="0" meta:object-count="0" meta:page-count="1" meta:paragraph-count="28" meta:word-count="273" meta:character-count="1558"/>
  </office:meta>
</office:document-meta>
</file>